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</text:p>
      <text:p text:style-name="P1"/>
      <text:p text:style-name="Standard"><text:span text:style-name="T1">A<text:tab/>Word<text:tab/>HSize</text:span> – number of horizontal pixels displayed</text:p>
      <text:p text:style-name="P1"/>
      <text:p text:style-name="Standard"><text:span text:style-name="T1">C<text:tab/>Word<text:tab/>HBStart</text:span> – start of the horizontal blank</text:p>
      <text:p text:style-name="P1"/>
      <text:p text:style-name="Standard"><text:span text:style-name="T1">E<text:tab/>Word<text:tab/>HBStop</text:span> – end of the horizontal blanking period</text:p>
      <text:p text:style-name="P1"/>
      <text:p text:style-name="Standard"><text:span text:style-name="T1">10<text:tab/>Word<text:tab/>Vtotal</text:span> – the number of scanlines in a frame</text:p>
      <text:p text:style-name="P1"/>
      <text:p text:style-name="Standard"><text:span text:style-name="T1">12<text:tab/>Word<text:tab/>Vsize </text:span>– the number of displayed scanlines</text:p>
      <text:p text:style-name="P1"/>
      <text:p text:style-name="Standard"><text:span text:style-name="T1">14<text:tab/>Word<text:tab/>Vbstart</text:span> – start of the vertical blanking period</text:p>
      <text:p text:style-name="Standard"/>
      <text:p text:style-name="Standard"><text:span text:style-name="T1">16<text:tab/>Word<text:tab/>Vbstop</text:span> – end of the vertical blanking period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</text:p>
      <text:p text:style-name="Standard"><text:tab/><text:tab/>bits 3 downto 1: resolution – number of clocks per pixel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00800 – 0x80000fff, 2048 bytes.</text:p>
      <text:p text:style-name="P4"/>
      <text:p text:style-name="P3"/>
      <text:p text:style-name="P3"/>
      <text:p text:style-name="P2">PERIPHERAL CONTROLLER</text:p>
      <text:p text:style-name="P2">Base Address 0x8100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33 MHz sysclk, 115,200 baud, use 133,000,000 / 115,200 = 1155 (0x483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><text:tab/><text:tab/>On the C3 board, they're sent to the power LEDs, until I define a</text:p>
      <text:p text:style-name="Standard"><text:tab/><text:tab/>proper register for those.</text:p>
      <text:p text:style-name="Standard"/>
      <text:p text:style-name="P1">26<text:tab/>Word<text:tab/>PLL Configuration (Experimental, subsequently removed)</text:p>
      <text:p text:style-name="Standard"><text:tab/>Write<text:tab/>Bit 0, PLL nudge, low byte. <text:s text:c="5"/>Bit 1, PLL nudge, high byte.</text:p>
      <text:p text:style-name="Standard"><text:tab/><text:tab/>Bit 15, PLL nudge direction: 0 – increase, 1 - decrease</text:p>
      <text:p text:style-name="Standard"/>
      <text:p text:style-name="P1">28<text:tab/>Word<text:tab/>Memory size register</text:p>
      <text:p text:style-name="Standard"><text:tab/>Read<text:tab/>Total number of address bits for memory (SDRAM rows + columns + banks)</text:p>
      <text:p text:style-name="Standard"/>
      <text:p text:style-name="P1"><text:soft-page-break/>2A<text:tab/>Word<text:tab/>System Clock Frequency</text:p>
      <text:p text:style-name="Standard"><text:tab/>Read<text:tab/>Returns 10 * the base clock frequency. <text:s/>Likely to be either 100MHz or 113.5MHz</text:p>
      <text:p text:style-name="Standard"><text:tab/>(Now the Memory/Video clock and CPU/Peripheral clock are different, returns the latter,</text:p>
      <text:p text:style-name="Standard"><text:tab/>so more likely to be 25Mhz.)</text:p>
      <text:p text:style-name="Standard"/>
      <text:p text:style-name="P1">2C<text:tab/>Word<text:tab/>Maximum SPI speed</text:p>
      <text:p text:style-name="Standard"><text:tab/>Read<text:tab/>Returns the highest allowable SPI speed, in a form suitable for feeding into</text:p>
      <text:p text:style-name="Standard"><text:tab/><text:tab/>the timer DIV7 register.</text:p>
      <text:p text:style-name="Standard"/>
      <text:p text:style-name="Standard"/>
      <text:p text:style-name="P7"><text:tab/>KEYBOARD / MOUSE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"/>
      <text:p text:style-name="P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<text:soft-page-break/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2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4-05-03T20:38:57</dc:date>
    <meta:editing-duration>PT58M44S</meta:editing-duration>
    <meta:editing-cycles>35</meta:editing-cycles>
    <meta:generator>LibreOffice/3.5$Linux_X86_64 LibreOffice_project/350m1$Build-2</meta:generator>
    <meta:document-statistic meta:table-count="0" meta:image-count="0" meta:object-count="0" meta:page-count="5" meta:paragraph-count="129" meta:word-count="980" meta:character-count="5253" meta:non-whitespace-character-count="4249"/>
  </office:meta>
</office:document-meta>
</file>